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667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9667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سَّجْد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661_1786331156"/><text:span text:style-name="T3"> </text:span><text:span text:style-name="T2">اَلَٓم؋ّٓؐ تَنزۣيلُ </text:span><text:span text:style-name="T5">۴</text:span><text:span text:style-name="T2">لْكِتَـٰبِ لاَ رَيْــبَ فِيهِ مِن رَّبِّ </text:span><text:span text:style-name="T5">۱</text:span><text:span text:style-name="T2">لْعَـٰلَمِينَؐ </text:span><text:span text:style-name="T3">(1)</text:span><text:span text:style-name="T2"> أَمْ يَقُولُونَ "فْتَرۭيٰهُؐ بَلْ هُوَ </text:span><text:span text:style-name="T5">۰</text:span><text:span text:style-name="T2">لْحَقُّ مِن رَّبِّكَ لِتُنذِرَ قَوْماً مَّآ أَتۭيٰهُم مِّن نَّذِيرٍ مِّن قَبْلِكَ لَعَلَّهُمْ يَهْتَدُونَؐ </text:span><text:span text:style-name="T3">(2)</text:span><text:span text:style-name="T2"> </text:span><text:span text:style-name="T5">۰</text:span><text:span text:style-name="T2">للَّهُ </text:span><text:span text:style-name="T5">۴ﻟ﮲</text:span><text:span text:style-name="T2"> خَلَــقَ </text:span><text:span text:style-name="T5">۰</text:span><text:span text:style-name="T2">لسَّمَـٰوَ؛تِ وَالاَرْضَ وَمَا بَيْنَهُمَا فِى سِتَّةِ أَيَّامٍ ثُمَّ "سْتَوۭيٰ عَلَــي </text:span><text:span text:style-name="T5">۰</text:span><text:span text:style-name="T2">لْعَرْشِؐ مَا لَكُم مِّن دُونِهِ” مِنْ وَّلِيٍّ وَلاَ شَفِيعٖؐ اَفَلاَ تَتَذَكَّرُونَؐ </text:span><text:span text:style-name="T3">(3)</text:span><text:span text:style-name="T2"> يُدَبِّرُ </text:span><text:span text:style-name="T5">۴</text:span><text:span text:style-name="T2">لاَمْرَ مِــنَ </text:span><text:span text:style-name="T5">۰</text:span><text:span text:style-name="T2">لسَّمَآءِ الَــي </text:span><text:span text:style-name="T5">۰</text:span><text:span text:style-name="T2">لاَرْضِ ثُمَّ يَعْرُجُ إِلَيْهِ فِى يَوْمٍ كَانَ مِقْدَارُهُ; أَلْفَ سَنَةٍ مِّمَّا تَعُدُّونَؐ </text:span><text:span text:style-name="T3">(4)</text:span><text:span text:style-name="T2"> ذَ؛لِــكَ عَـٰلِمُ </text:span><text:span text:style-name="T5">۴</text:span><text:span text:style-name="T2">لْغَيْبِ وَالشَّهَـٰدَةِ </text:span><text:span text:style-name="T5">۱</text:span><text:span text:style-name="T2">لْعَزۣيزُ </text:span><text:span text:style-name="T5">۴</text:span><text:span text:style-name="T2">لرَّحِيمُؐ </text:span><text:span text:style-name="T3">(5)</text:span><text:span text:style-name="T2"> </text:span><text:span text:style-name="T5">۴ﻟ</text:span><text:span text:style-name="T2">ـذِىٓ أَحْسَــنَ كُــلَّ شَيْءٖ خَلَقَهُ„ وَبَدَأَ خَلْقَ </text:span><text:span text:style-name="T5">۰</text:span><text:span text:style-name="T2">لِانسَـٰنِ مِن طِينٍؐ </text:span><text:span text:style-name="T3">(6)</text:span><text:span text:style-name="T2"> ثُمَّ جَعَــلَ نَسْلَهُ„ مِــن سُچَلَةٍ مِّــن مَّآءٍ مَّهِينٍؐ </text:span><text:span text:style-name="T3">(7)</text:span><text:span text:style-name="T2"> ثُمَّ سَوّۭيٰهُ وَنَفَخَ فِيهِ مِن رُّوحِهِؐ” وَجَعَلَ لَكُمُ </text:span><text:span text:style-name="T5">۴</text:span><text:span text:style-name="T2">لسَّمْعَ وَالاَبْصَـٰرَ وَالاَفْـِٕدَةَؐ قَلِيلًا مَّا تَشْكُرُونَؐ </text:span><text:span text:style-name="T3">(8)</text:span><text:span text:style-name="T2"> وَقَالُوٓاْ أَ.ذَا ضَلَلْنَا فِى </text:span><text:span text:style-name="T5">۱</text:span><text:span text:style-name="T2">لاَرْضِ إِنَّا لَفِى خَلْقٍ جَدِيدٙؐ </text:span><text:span text:style-name="T3">(9)</text:span><text:span text:style-name="T2"> بَلْ هُم بِلِقَآءِ رَبِّهِمْ كَـٰفِرُونَؐ </text:span><text:span text:style-name="T3">(10)</text:span><text:span text:style-name="T2"> © قُلْ يَتَوَفّۭيٰكُم مَّلَكُ </text:span><text:span text:style-name="T5">۴</text:span><text:span text:style-name="T2">لْمَوْتِ </text:span><text:span text:style-name="T5">۱ﻟ﮲</text:span><text:span text:style-name="T2"> وُكِّلَ بِكُمْ ثُمَّ إِلَيٰ رَبِّكُمْ تُرْجَعُونَؐ </text:span><text:span text:style-name="T3">(11)</text:span><text:span text:style-name="T2"> وَلَوْ تَرۭيٰٓ إِذِ </text:span><text:span text:style-name="T5">۱</text:span><text:span text:style-name="T2">ڤْمُجْرۣمُونَ نَاكِسُواْ رُءُوسِهِمْ عِندَ رَبِّهِمْ رَبَّنَآ أَبْصَرْنَا وَسَمِعْنَا فَارْجِعْنَا نَعْمَــلْ صَـٰڤِحاٗ اِنَّا مُوقِنُونَؐ </text:span><text:span text:style-name="T3">(12)</text:span><text:span text:style-name="T2"> وَلَوْ شِيؔنَا ءَلاَتَيْنَا كُلَّ نَفْسٖ هُدۭيٰهَاؐ وَچَكِــنْ حَــقَّ </text:span><text:span text:style-name="T5">۰</text:span><text:span text:style-name="T2">لْقَوْلُ مِنِّى لَأَمْلَأَنَّ جَهَنَّمَ مِنَ </text:span><text:span text:style-name="T5">۰</text:span><text:span text:style-name="T2">لْجِنَّةِ وَالنَّاسِ أَجْمَعِينَؐ </text:span><text:span text:style-name="T3">(13)</text:span><text:span text:style-name="T2"> فَذُوقُواْ بِمَا نَسِيتُمْ لِقَآءَ يَوْمِكُمْ هَـٰذَآ إِنَّا نَسِينَـٰكُمْؐ</text:span></text:p>
      <text:p text:style-name="P2" loext:marker-style-name="T2"><text:soft-page-break/><text:span text:style-name="T2">وَذُوقُواْ عَذَابَ </text:span><text:span text:style-name="T5">۰</text:span><text:span text:style-name="T2">لْخُلْدِ بِمَا كُنتُمْ تَعْمَلُونَؐ </text:span><text:span text:style-name="T3">(14)</text:span><text:span text:style-name="T2"> إِنَّمَا يُومِـنُ بِـَٔايَـٰتِنَا </text:span><text:span text:style-name="T5">۰</text:span><text:span text:style-name="T2">لذِينَ إِذَا ذُكِّرُواْ بِهَا خَرُّواْ سُجَّداً وَسَبَّحُواْ بِحَمْدِ رَبِّهِمْ وَهُمْ لاَ يَسْتَكْبِرُونَؐ ¦ </text:span><text:span text:style-name="T3">(15)</text:span><text:span text:style-name="T2"> تَتَجَافۭيٰ جُنُوبُهُمْ عَـنِ </text:span><text:span text:style-name="T5">۱</text:span><text:span text:style-name="T2">لْمَضَاجِعِ يَدْعُونَ رَبَّهُمْ خَوْفاً وَطَمَعاً وَمِمَّا رَزَقْنَـٰهُمْ يُنفِقُونَؐ </text:span><text:span text:style-name="T3">(16)</text:span><text:span text:style-name="T2"> فَلاَ تَعْلَمُ نَفْــسٌ مَّآ ٱُخْفِيَ لَهُم مِّن قُرَّةِ أَعْيُنٍ جَزَآءَۢ بِمَا كَانُواْ يَعْمَلُونَؐ </text:span><text:span text:style-name="T3">(17)</text:span><text:span text:style-name="T2"> أَفَمَن كَانَ مُومِناً كَمَن كَانَ فَاسِقاًؐ لاَّ يَسْتَوُﹼنَؐ </text:span><text:span text:style-name="T3">(18)</text:span><text:span text:style-name="T2"> أَمَّا </text:span><text:span text:style-name="T5">۰</text:span><text:span text:style-name="T2">لذِينَ ءَامَنُواْ وَعَمِلُواْ </text:span><text:span text:style-name="T5">۴</text:span><text:span text:style-name="T2">ڤصَّـٰڤِحَـٰــتِ فَلَهُمْ جَنَّـٰتُ </text:span><text:span text:style-name="T5">۴</text:span><text:span text:style-name="T2">لْمَأْوۭيٰ نُزُلَۢا بِمَا كَانُواْ يَعْمَلُونَؐ </text:span><text:span text:style-name="T3">(19)</text:span><text:span text:style-name="T2"> وَأَمَّا </text:span><text:span text:style-name="T5">۰</text:span><text:span text:style-name="T2">لذِينَ فَسَقُواْ فَمَأْوۭيٰهُمُ </text:span><text:span text:style-name="T5">۴</text:span><text:span text:style-name="T2">لنَّارُؐ كُلَّمَآ أَرَادُوٓاْ أَنْ يَّخْرُجُواْ مِنْهَآ ٱُعِيدُواْ فِيهَا وَقِيلَ لَهُمْ ذُوقُواْ عَذَابَ </text:span><text:span text:style-name="T5">۰</text:span><text:span text:style-name="T2">لنّۭارۣ </text:span><text:span text:style-name="T5">۱ﻟ﮲</text:span><text:span text:style-name="T2"> كُنتُم بِهِ” تُكَذِّبُونَؐ </text:span><text:span text:style-name="T3">(20)</text:span><text:span text:style-name="T2"> ® وَلَنُذِيقَنَّهُم مِّــنَ </text:span><text:span text:style-name="T5">۰</text:span><text:span text:style-name="T2">لْعَذَابِ </text:span><text:span text:style-name="T5">۱</text:span><text:span text:style-name="T2">لاَدْنۭيٰ دُونَ </text:span><text:span text:style-name="T5">۰</text:span><text:span text:style-name="T2">لْعَذَابِ </text:span><text:span text:style-name="T5">۱</text:span><text:span text:style-name="T2">لاَكْبَرۣ لَعَلَّهُمْ يَرْجِعُونَؐ </text:span><text:span text:style-name="T3">(21)</text:span><text:span text:style-name="T2"> وَمَــنَ اَظْلَمُ مِمَّــن ذُكِّرَ بِـَٔايَـٰتِ رَبِّهِ” ثُمَّ أَعْرَضضضَ عَنْهَآؐ إِنَّا مِــنَ </text:span><text:span text:style-name="T5">۰</text:span><text:span text:style-name="T2">ڤْمُجْرۣمِيــنَ مُنتَقِمُونَؐ </text:span><text:span text:style-name="T3">(22)</text:span><text:span text:style-name="T2"> وَلَقَدَ —اتَيْنَا مُوسَــي </text:span><text:span text:style-name="T5">۰</text:span><text:span text:style-name="T2">لْكِتَـٰــبَؐ فَلاَ تَكُن فِى مِرْيَةٍ مِّن</text:span></text:p>
      <text:p text:style-name="P2" loext:marker-style-name="T2"><text:span text:style-name="T2">لِّقَآئِهِؐ” وَجَعَلْنَـٰهُ هُديً لِّبَنِىٓ إِسْرَآءِيــلَؐ </text:span><text:span text:style-name="T3">(23)</text:span><text:span text:style-name="T2"> وَجَعَلْنَا مِنْهُمُ; أَئمَّةً يَهْدُونَ بِأَمْرۣنَا لَمَّا صَبَرُواْؐ وَكَانُواْ بِـَٔايَـٰتِنَا يُوقِنُونَؐ </text:span><text:span text:style-name="T3">(24)</text:span><text:span text:style-name="T2"> إِنَّ رَبَّــكَ هُوَ يَفْصِلُ بَيْنَهُمْ يَوْمَ </text:span><text:span text:style-name="T5">۰</text:span><text:span text:style-name="T2">لْقِيَـٰمَةِ فِيمَا كَانُواْ فِيهِ يَخْتَلِفُونَؐ </text:span><text:span text:style-name="T3">(25)</text:span><text:span text:style-name="T2"> أَوَلَمْ يَهْدِ لَهُمْ كَمَ اَهْلَكْنَا مِن قَبْلِهِم مِّــنَ </text:span><text:span text:style-name="T5">۰</text:span><text:span text:style-name="T2">لْقُرُونِ يَمْشُونَ فِى مَسَـٰكِنِهِمُؐ; إِنَّ فِى ذَ؛لِــكَ ءَلاَيَـٰــتٖؐ اَفَلاَ يَسْمَعُونَؐ </text:span><text:span text:style-name="T3">(26)</text:span><text:span text:style-name="T2"> أَوَلَمْ يَرَوَاْ اَنَّا نَسُوقُ </text:span><text:span text:style-name="T5">۴</text:span><text:span text:style-name="T2">لْمَآءَ اۭلَــي </text:span><text:span text:style-name="T5">۰</text:span><text:span text:style-name="T2">لاَرْضِ </text:span><text:span text:style-name="T5">۱</text:span><text:span text:style-name="T2">لْجُرُزۣ فَنُخْرۣجُ بِهِ” زَرْعاً تَاكُـلُ مِنْهُ أَنْعَـٰمُهُمْ وَأَنفُسُهُمُؐ; أَفَلاَ يُبْصِرُونَؐ </text:span><text:span text:style-name="T3">(27)</text:span><text:span text:style-name="T2"> وَيَقُولُونَ مَتۭــيٰ هَـٰذَا </text:span><text:span text:style-name="T5">۰</text:span><text:span text:style-name="T2">ڤْفَتْحُ إِننن كُنتُمْ </text:span><text:soft-page-break/><text:span text:style-name="T2">صَـٰدِقِينَؐ </text:span><text:span text:style-name="T3">(28)</text:span><text:span text:style-name="T2"> قُلْ يَوْمَ </text:span><text:span text:style-name="T5">۰</text:span><text:span text:style-name="T2">ڤْفَتْحِ لاَ يَنفَعُ </text:span><text:span text:style-name="T5">۴</text:span><text:span text:style-name="T2">لذِيــنَ كَفَرُوٓاْ إِيمَـٰنُهُمْ وَلاَ هُمْ يُنظَرُونَؐ </text:span><text:span text:style-name="T3">(29)</text:span><text:span text:style-name="T2"> فَأَعْرۣضضضْ عَنْهُمْ وَانتَظِرۣؐ اِنَّهُم مُّنتَظِرُونَ </text:span><text:span text:style-name="T3">(30)</text:span><text:span text:style-name="T2"> </text:span><text:bookmark-end text:name="__DdeLink__16661_17863311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7:17.514460706</meta:creation-date>
    <dc:date>2025-03-06T07:50:01.198341585</dc:date>
    <meta:editing-duration>PT2M46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4" meta:word-count="411" meta:character-count="2209" meta:non-whitespace-character-count="1801"/>
  </office:meta>
</office:document-meta>
</file>